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name-asian="F" style:font-size-asian="13pt" style:font-name-complex="F"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text-align="center" style:justify-single-word="false"/>
      <style:text-properties fo:color="#ff0000"/>
    </style:style>
    <style:style style:name="P6"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15dcfc"/>
    </style:style>
    <style:style style:name="P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73922" officeooo:paragraph-rsid="00173922"/>
    </style:style>
    <style:style style:name="P1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8ace5" officeooo:paragraph-rsid="0018ace5"/>
    </style:style>
    <style:style style:name="P11" style:family="paragraph" style:parent-style-name="Heading_20_2">
      <style:text-properties fo:color="#00000a" style:font-name="Calibri" fo:font-size="11pt" style:font-name-asian="Calibri1" style:font-size-asian="11pt" style:font-name-complex="F" style:font-size-complex="11pt"/>
    </style:style>
    <style:style style:name="P12" style:family="paragraph" style:parent-style-name="Heading_20_1" style:master-page-name="Standard">
      <style:paragraph-properties style:page-number="auto"/>
    </style:style>
    <style:style style:name="P13" style:family="paragraph" style:parent-style-name="List_20_Paragraph" style:list-style-name="WWNum7"/>
    <style:style style:name="P14" style:family="paragraph" style:parent-style-name="List_20_Paragraph" style:list-style-name="WWNum5"/>
    <style:style style:name="P15" style:family="paragraph" style:parent-style-name="List_20_Paragraph" style:list-style-name="WWNum10"/>
    <style:style style:name="P16"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caption">
      <style:paragraph-properties fo:keep-with-next="always"/>
    </style:style>
    <style:style style:name="P18"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19"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fo:color="#00000a" style:font-name="Calibri" fo:font-size="11pt" style:font-name-asian="Calibri1" style:font-size-asian="11pt" style:font-name-complex="F" style:font-size-complex="11pt"/>
    </style:style>
    <style:style style:name="T14" style:family="text">
      <style:text-properties officeooo:rsid="00115b22"/>
    </style:style>
    <style:style style:name="T15" style:family="text">
      <style:text-properties officeooo:rsid="00128da7"/>
    </style:style>
    <style:style style:name="T16" style:family="text">
      <style:text-properties officeooo:rsid="0015d5a0"/>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7798751473831502416" text:style-name="WWNum7">
        <text:list-item>
          <text:p text:style-name="P13">Filter() to remove missing data, out-of-bounds values and unexpected values</text:p>
        </text:list-item>
        <text:list-item>
          <text:p text:style-name="P13">Mutate() to calculate new variables</text:p>
        </text:list-item>
        <text:list-item>
          <text:p text:style-name="P13">Summarise() to concatenate information regarding replicate measurements</text:p>
        </text:list-item>
        <text:list-item>
          <text:p text:style-name="P13">Sub-sampling and stratification to make balanced distributions</text:p>
        </text:list-item>
        <text:list-item>
          <text:p text:style-name="P13">Re-scaling and other transformations</text:p>
        </text:list-item>
        <text:list-item>
          <text:p text:style-name="P13">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753696637969689097" text:style-name="WWNum5">
        <text:list-item>
          <text:p text:style-name="P14"><text:span text:style-name="T1">Pol</text:span>: the amount of optical rotation of light due to different sugars in sugar cane (there are three main types of sugar in sugar cane – sucrose, fructose and dextrose)</text:p>
        </text:list-item>
        <text:list-item>
          <text:p text:style-name="P14"><text:span text:style-name="T1">Brix</text:span>: the total amount of dissolved solids in the sugar cane juice (sugar is a dissolved solid!)</text:p>
        </text:list-item>
        <text:list-item>
          <text:p text:style-name="P14"><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14"><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17">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soft-page-break/>#~~~~~~~~~~~</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5">(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17">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7">csv &lt;- "Data/Sugar_Cane_Input_Files/Lab_Fibre_Weights.csv"</text:p>
            <text:p text:style-name="P7"><text:span text:style-name="T16">Lab_Fibre_</text:span>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4247546335478895121" text:style-name="WWNum10">
        <text:list-item>
          <text:p text:style-name="P16">SampleWeight, which is the initial tared weight of the sample </text:p>
        </text:list-item>
        <text:list-item>
          <text:p text:style-name="P16">InitialSampleCanWeight, which is the initial weight of the sample in a container</text:p>
        </text:list-item>
        <text:list-item>
          <text:p text:style-name="P15">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text:soft-page-break/>using the above equation separately for the two different measurements) can be averaged to provide the final result. <text:s/></text:p>
      <text:h text:style-name="Heading_20_2" text:outline-level="2">Calculate Percentage Fibre Variables</text:h>
      <text:p text:style-name="P17">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8">Lab_Fibre_Data$Fibre1 &lt;- 100 * (Lab_Fibre_Data$InitialSampleCanWeight_1 - Lab_Fibre_Data$FinalSampleCanWeight_1) / Lab_Fibre_Data$SampleWeight_1</text:p>
            <text:p text:style-name="P2"/>
          </table:table-cell>
        </table:table-row>
      </table:table>
      <text:p text:style-name="Standard"/>
      <text:p text:style-name="P17">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9">Lab_Fibre_Data$Fibre2 &lt;- Lab_Fibre_Data %&gt;%</text:p>
            <text:p text:style-name="P9"><text:s text:c="2"/>select(-InitialSampleCanWeight_1, -FinalSampleCanWeight_1, -SampleWeight_1, -Fibre1) %&gt;%</text:p>
            <text:p text:style-name="P9"><text:s text:c="2"/>mutate(Total =100 * (InitialSampleCanWeight_2 - FinalSampleCanWeight_2) / SampleWeight_2)</text:p>
            <text:p text:style-name="P9"># deselect columns to seperate Fibre 1 and Fibre 2 data</text:p>
            <text:p text:style-name="P9">Lab_Fibre_Data &lt;- Lab_Fibre_Data %&gt;%</text:p>
            <text:p text:style-name="P9"><text:s text:c="2"/>select(-InitialSampleCanWeight_2, -FinalSampleCanWeight_2, -SampleWeight_2)</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17">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10">Lab_Fibre_Filter &lt;- Lab_Fibre_Data %&gt;%</text:p>
            <text:p text:style-name="P10"><text:s text:c="2"/>select(SampleWeight_1, InitialSampleCanWeight_1, FinalSampleCanWeight_1, SampleWeight_2, InitialSampleCanWeight_2, FinalSampleCanWeight_2) %&gt;%</text:p>
            <text:p text:style-name="P10"><text:s text:c="2"/>filter(SampleWeight_1 &gt; 0, InitialSampleCanWeight_1 &gt; 0, FinalSampleCanWeight_1 &gt; 0, SampleWeight_2 &gt; 0, InitialSampleCanWeight_2 &gt; 0, FinalSampleCanWeight_2 &gt; 0)</text:p>
            <text:p text:style-name="P4"/>
          </table:table-cell>
        </table:table-row>
      </table:table>
      <text:p text:style-name="Standard"/>
      <text:p text:style-name="Standard"><text:soft-page-break/>For the replicate fibre measurements, if there is an absolute difference between the two estimates (computed variables “Fibre1” <text:s/>and “Fibre2”) equal to or greater than 0.25 units, the sample is discarded.</text:p>
      <text:p text:style-name="P17">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6">Enter your answer here</text:p>
            <text:p text:style-name="P4"/>
          </table:table-cell>
        </table:table-row>
      </table:table>
      <text:p text:style-name="Standard"/>
      <text:p text:style-name="P17">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6">Enter your answer here</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17">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6">Enter your answer here</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17">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6">Enter your answer here</text:p>
            <text:p text:style-name="P4"/>
          </table:table-cell>
        </table:table-row>
      </table:table>
      <text:p text:style-name="Standard"/>
      <text:p text:style-name="Standard">The data table <text:span text:style-name="T4">Lab_Fibre contains the cleaned and tidied fibre measurements, alongside with their corresponding Lab IDs. <text:s/>We will need this data table later to make a NIRS calibration file and to join up with the other laboratory data to make a single output file.</text:span></text:p>
      <text:h text:style-name="Heading_20_2" text:outline-level="2"><text:soft-page-break/>Ash Data</text:h>
      <text:p text:style-name="Standard">The Ash data file (Lab_Ash_Weights.csv) is a CSV file that: (a) contains the variable names in the first row; (b) uses comma (“,”) as field separator character; and (c) uses dot (“.”) as decimal point character. <text:s text:c="2"/></text:p>
      <text:p text:style-name="P17">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6">Enter your answer here</text:p>
            <text:p text:style-name="P4"/>
          </table:table-cell>
        </table:table-row>
      </table:table>
      <text:p text:style-name="Standard"/>
      <text:p text:style-name="Standard">The Ash data file contains the raw weight measurements used to calculate the percentage of ash in a sugar cane sample, namely:</text:p>
      <text:list xml:id="list203156546919430" text:continue-numbering="true" text:style-name="WWNum10">
        <text:list-item>
          <text:p text:style-name="P16">TinWeight (column 2)</text:p>
        </text:list-item>
        <text:list-item>
          <text:p text:style-name="P16">InitialSampleInTinWeight (column 3)</text:p>
        </text:list-item>
        <text:list-item>
          <text:p text:style-name="P15">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17">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6">Enter your answer here</text:p>
            <text:p text:style-name="P4"><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17">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6">Enter your answer here</text:p>
            <text:p text:style-name="P4"/>
          </table:table-cell>
        </table:table-row>
      </table:table>
      <text:p text:style-name="Standard"/>
      <text:h text:style-name="Heading_20_2" text:outline-level="2"><text:soft-page-break/>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17">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6">Enter your answer here</text:p>
            <text:p text:style-name="P4"/>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6">Enter your answer here</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17">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6">Enter your answer here</text:p>
            <text:p text:style-name="P4"/>
          </table:table-cell>
        </table:table-row>
      </table:table>
      <text:p text:style-name="Standard"/>
      <text:p text:style-name="P17"><text:soft-page-break/>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6">Enter your answer here</text:p>
            <text:p text:style-name="P5"/>
          </table:table-cell>
        </table:table-row>
      </table:table>
      <text:p text:style-name="Standard"/>
      <text:p text:style-name="Standard">We have used PIPES to filter data. <text:s/>Now we will use a PIPE to filter data and select variables.</text:p>
      <text:p text:style-name="P17">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6">Enter your answer here</text:p>
            <text:p text:style-name="P4"/>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17">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3"><text:span text:style-name="T4">Lab &lt;- full_join(Lab_Ash, Lab_Fibre, by=c("LabID" = "LabID"))</text:span></text:p>
          </table:table-cell>
        </table:table-row>
      </table:table>
      <text:p text:style-name="Standard"/>
      <text:p text:style-name="Standard">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17"><text:soft-page-break/>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6">Enter your answer here</text:p>
            <text:p text:style-name="P4"/>
          </table:table-cell>
        </table:table-row>
      </table:table>
      <text:p text:style-name="Standard"/>
      <text:p text:style-name="Standard">To save the Lab data table, we can use the <text:span text:style-name="T1">write.table()</text:span> function in the R base library.</text:p>
      <text:p text:style-name="P17">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3"><text:span text:style-name="T4">write.table(Lab, file = "Lab_Out.csv", append = FALSE, quote = TRUE, sep = ",",</text:span></text:p>
            <text:p text:style-name="P3"><text:span text:style-name="T4"><text:s text:c="12"/>eol = "\n", na = "NA", dec = ".", row.names = FALSE, col.names = TRUE, qmethod = c("escape", "double"), fileEncoding = "")</text:span></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17">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6">Enter your answer here</text:p>
            <text:p text:style-name="P4"/>
          </table:table-cell>
        </table:table-row>
      </table:table>
      <text:p text:style-name="Standard"/>
      <text:p text:style-name="P17">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6">Enter your answer here</text:p>
            <text:p text:style-name="P4"/>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text:soft-page-break/>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17">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3"><text:span text:style-name="T4">Lab_PB$Bbin &lt;- cut(Lab_PB$Brix, 40, labels = FALSE)</text:span></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17">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3"><text:span text:style-name="T4">Lab_PB$Bbin &lt;- as.factor(Lab_PB$Bbin)</text:span></text:p>
          </table:table-cell>
        </table:table-row>
      </table:table>
      <text:p text:style-name="Standard"/>
      <text:p text:style-name="Standard">Now Bbin can be used as a grouping variable for sub-sampling.</text:p>
      <text:p text:style-name="P17">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6">Enter your answer here</text:p>
            <text:p text:style-name="P4"/>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17">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6">Enter your answer here</text:p>
            <text:p text:style-name="P4"><text:soft-page-break/></text:p>
          </table:table-cell>
        </table:table-row>
      </table:table>
      <text:p text:style-name="Standard"/>
      <text:p text:style-name="Standard">We can repeat the method used to make the Brix stratified sub-sample for the Pol measurement, but stream line it by using a pipe. <text:s/></text:p>
      <text:p text:style-name="P17">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6">Enter your answer here</text:p>
            <text:p text:style-name="P4"/>
          </table:table-cell>
        </table:table-row>
      </table:table>
      <text:p text:style-name="Standard"/>
      <text:p text:style-name="P1"/>
      <text:h text:style-name="Heading_20_2" text:outline-level="2">Part B – Processing NIRS Predictions</text:h>
      <text:h text:style-name="P11" text:outline-level="2"/>
      <text:h text:style-name="Heading_20_2" text:outline-level="2"><text:span text:style-name="T13">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span></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17"><text:soft-page-break/>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17">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6">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17"><text:soft-page-break/>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17">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6">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17">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6">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17"><text:soft-page-break/>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6">Enter your answer here</text:p>
            <text:p text:style-name="P18"/>
          </table:table-cell>
        </table:table-row>
      </table:table>
      <text:p text:style-name="Standard"/>
      <text:p text:style-name="Standard">Note, because we have pipes that filter and summarise data, we could have piped both pipes together to make a single pipe.</text:p>
      <text:p text:style-name="P17">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6">Enter your answer here</text:p>
            <text:p text:style-name="P19"/>
          </table:table-cell>
        </table:table-row>
      </table:table>
      <text:p text:style-name="Standard"/>
      <text:p text:style-name="Standard">Finally, save the NIR_Final data table to a csv file.</text:p>
      <text:p text:style-name="P17">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6">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3"><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5</meta:editing-cycles>
    <meta:creation-date>2018-02-02T07:45:00</meta:creation-date>
    <dc:date>2018-02-09T20:31:56.082744282</dc:date>
    <meta:editing-duration>PT4H22M44S</meta:editing-duration>
    <meta:generator>LibreOffice/5.1.6.2$Linux_X86_64 LibreOffice_project/10m0$Build-2</meta:generator>
    <meta:document-statistic meta:table-count="35" meta:image-count="1" meta:object-count="0" meta:page-count="14" meta:paragraph-count="213" meta:word-count="4568" meta:character-count="28160" meta:non-whitespace-character-count="236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